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ohit Devanagari1" svg:font-family="'Lohit Devanagari'"/>
    <style:font-face style:name="OpenSymbol" svg:font-family="OpenSymbol"/>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solid" style:text-underline-width="auto" style:text-underline-color="font-color" fo:font-weight="bold" fo:background-color="transparent" style:font-weight-asian="bold" style:font-weight-complex="bold"/>
    </style:style>
    <style:style style:name="P4" style:family="paragraph" style:parent-style-name="Standard">
      <style:paragraph-properties>
        <style:tab-stops>
          <style:tab-stop style:position="12.859cm"/>
        </style:tab-stops>
      </style:paragraph-properties>
      <style:text-properties style:text-underline-style="solid" style:text-underline-width="auto" style:text-underline-color="font-color" fo:font-weight="bold" fo:background-color="transparent" style:font-weight-asian="bold" style:font-weight-complex="bold"/>
    </style:style>
    <style:style style:name="P5" style:family="paragraph" style:parent-style-name="Standard">
      <style:text-properties style:text-underline-style="solid" style:text-underline-width="auto" style:text-underline-color="font-color" fo:font-weight="normal" style:font-weight-asian="normal" style:font-weight-complex="normal"/>
    </style:style>
    <style:style style:name="P6" style:family="paragraph" style:parent-style-name="Standard">
      <style:text-properties style:text-underline-style="solid" style:text-underline-width="auto" style:text-underline-color="font-color" fo:background-color="#ffff00"/>
    </style:style>
    <style:style style:name="P7" style:family="paragraph" style:parent-style-name="Standard">
      <style:text-properties fo:background-color="#ffff00"/>
    </style:style>
    <style:style style:name="P8" style:family="paragraph" style:parent-style-name="Standard">
      <style:text-properties fo:font-style="italic" style:font-style-asian="italic" style:font-style-complex="italic"/>
    </style:style>
    <style:style style:name="P9" style:family="paragraph" style:parent-style-name="Standard">
      <style:text-properties fo:font-style="italic" fo:background-color="transparent" style:font-style-asian="italic" style:font-style-complex="italic"/>
    </style:style>
    <style:style style:name="P10" style:family="paragraph" style:parent-style-name="Standard">
      <style:text-properties fo:font-style="italic" fo:background-color="#ffff00" style:font-style-asian="italic" style:font-style-complex="italic"/>
    </style:style>
    <style:style style:name="P11" style:family="paragraph" style:parent-style-name="Standard">
      <style:text-properties fo:font-style="italic" fo:font-weight="bold" style:font-style-asian="italic" style:font-weight-asian="bold" style:font-style-complex="italic" style:font-weight-complex="bold"/>
    </style:style>
    <style:style style:name="P12" style:family="paragraph" style:parent-style-name="Standard">
      <style:text-properties fo:font-style="italic" fo:font-weight="normal" style:font-style-asian="italic" style:font-weight-asian="normal" style:font-style-complex="italic" style:font-weight-complex="normal"/>
    </style:style>
    <style:style style:name="P13" style:family="paragraph" style:parent-style-name="Standard">
      <style:text-properties fo:background-color="transparent"/>
    </style:style>
    <style:style style:name="P14" style:family="paragraph" style:parent-style-name="Standard">
      <style:text-properties fo:font-style="normal" style:text-underline-style="none" fo:font-weight="normal"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fo:background-color="#ffff00" style:font-style-asian="normal" style:font-weight-asian="normal" style:font-style-complex="normal" style:font-weight-complex="normal"/>
    </style:style>
    <style:style style:name="P16" style:family="paragraph" style:parent-style-name="Standard">
      <style:text-properties fo:font-style="normal" style:text-underline-style="none" fo:font-weight="bold" style:font-style-asian="normal" style:font-weight-asian="bold" style:font-style-complex="normal" style:font-weight-complex="bold"/>
    </style:style>
    <style:style style:name="P17" style:family="paragraph" style:parent-style-name="Standard">
      <style:text-properties fo:font-style="normal" fo:background-color="#ffff00" style:font-style-asian="normal" style:font-style-complex="normal"/>
    </style:style>
    <style:style style:name="P18" style:family="paragraph" style:parent-style-name="Standard">
      <style:text-properties fo:font-style="normal" fo:background-color="transparent" style:font-style-asian="normal" style:font-style-complex="normal"/>
    </style:style>
    <style:style style:name="P19" style:family="paragraph" style:parent-style-name="Standard">
      <style:text-properties fo:font-style="normal" style:font-style-asian="normal" style:font-style-complex="normal"/>
    </style:style>
    <style:style style:name="P20"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1" style:family="paragraph" style:parent-style-name="Standard">
      <style:text-properties fo:font-style="normal" fo:font-weight="normal" style:font-style-asian="normal" style:font-weight-asian="normal" style:font-style-complex="normal" style:font-weight-complex="normal"/>
    </style:style>
    <style:style style:name="P22" style:family="paragraph" style:parent-style-name="Standard">
      <style:text-properties fo:font-weight="bold" style:font-weight-asian="bold" style:font-weight-complex="bold"/>
    </style:style>
    <style:style style:name="P23" style:family="paragraph" style:parent-style-name="Standard">
      <style:text-properties fo:font-weight="bold" fo:background-color="#ffff00" style:font-weight-asian="bold" style:font-weight-complex="bold"/>
    </style:style>
    <style:style style:name="P24" style:family="paragraph" style:parent-style-name="Standard">
      <style:text-properties fo:font-weight="bold" fo:background-color="transparent" style:font-weight-asian="bold" style:font-weight-complex="bold"/>
    </style:style>
    <style:style style:name="P25" style:family="paragraph" style:parent-style-name="Standard">
      <style:text-properties style:text-underline-style="none" fo:font-weight="bold" fo:background-color="transparent" style:font-weight-asian="bold" style:font-weight-complex="bold"/>
    </style:style>
    <style:style style:name="P26" style:family="paragraph" style:parent-style-name="Standard">
      <style:text-properties style:text-underline-style="none" fo:font-weight="normal" fo:background-color="transparent" style:font-weight-asian="normal" style:font-weight-complex="normal"/>
    </style:style>
    <style:style style:name="P27" style:family="paragraph" style:parent-style-name="Standard">
      <style:text-properties style:text-underline-style="none" fo:font-weight="normal" fo:background-color="#ffff00" style:font-weight-asian="normal" style:font-weight-complex="normal"/>
    </style:style>
    <style:style style:name="P28" style:family="paragraph" style:parent-style-name="Standard">
      <style:text-properties style:text-underline-style="none" fo:font-weight="normal" style:font-weight-asian="normal" style:font-weight-complex="normal"/>
    </style:style>
    <style:style style:name="P29" style:family="paragraph" style:parent-style-name="Standard">
      <style:text-properties fo:background-color="#9999ff"/>
    </style:style>
    <style:style style:name="P30" style:family="paragraph" style:parent-style-name="Standard">
      <style:text-properties fo:font-weight="normal" style:font-weight-asian="normal" style:font-weight-complex="normal"/>
    </style:style>
    <style:style style:name="P31" style:family="paragraph" style:parent-style-name="Standard">
      <style:text-properties fo:font-weight="normal" fo:background-color="transparent" style:font-weight-asian="normal" style:font-weight-complex="normal"/>
    </style:style>
    <style:style style:name="P32" style:family="paragraph" style:parent-style-name="Standard">
      <style:text-properties fo:color="#b3b3b3"/>
    </style:style>
    <style:style style:name="P33" style:family="paragraph" style:parent-style-name="Table_20_Contents">
      <style:text-properties fo:font-style="italic" style:font-style-asian="italic" style:font-style-complex="italic"/>
    </style:style>
    <style:style style:name="P34" style:family="paragraph" style:parent-style-name="Standard">
      <style:paragraph-properties fo:margin-top="0cm" fo:margin-bottom="0.499cm"/>
    </style:style>
    <style:style style:name="P35" style:family="paragraph" style:parent-style-name="Text_20_body">
      <style:text-properties fo:font-style="italic" style:font-style-asian="italic" style:font-style-complex="italic"/>
    </style:style>
    <style:style style:name="P36" style:family="paragraph" style:parent-style-name="Text_20_body">
      <style:paragraph-properties fo:text-align="justify" style:justify-single-word="false"/>
      <style:text-properties fo:font-style="italic" style:font-style-asian="italic" style:font-style-complex="italic"/>
    </style:style>
    <style:style style:name="P37" style:family="paragraph" style:parent-style-name="Text_20_body">
      <style:text-properties fo:font-style="italic" fo:background-color="transparent" style:font-style-asian="italic" style:font-style-complex="italic"/>
    </style:style>
    <style:style style:name="P38" style:family="paragraph" style:parent-style-name="Text_20_body">
      <style:text-properties fo:font-weight="normal" style:font-weight-asian="normal" style:font-weight-complex="normal"/>
    </style:style>
    <style:style style:name="P39" style:family="paragraph" style:parent-style-name="Heading_20_2">
      <style:text-properties fo:font-style="italic" fo:font-weight="bold" fo:background-color="transparent" style:font-style-asian="italic" style:font-style-complex="italic"/>
    </style:style>
    <style:style style:name="P40" style:family="paragraph" style:parent-style-name="Standard">
      <style:paragraph-properties fo:padding="0.074cm" fo:border-left="none" fo:border-right="none" fo:border-top="none" fo:border-bottom="0.002cm solid #000000" style:join-border="false"/>
      <style:text-properties fo:font-weight="bold" style:font-weight-asian="bold" style:font-weight-complex="bold"/>
    </style:style>
    <style:style style:name="P41" style:family="paragraph" style:parent-style-name="Standard">
      <style:paragraph-properties fo:padding="0.074cm" fo:border-left="none" fo:border-right="none" fo:border-top="none" fo:border-bottom="0.002cm solid #000000" style:join-border="false"/>
    </style:style>
    <style:style style:name="P42" style:family="paragraph" style:parent-style-name="Heading_20_1">
      <style:paragraph-properties fo:text-align="center" style:justify-single-word="false"/>
      <style:text-properties style:text-underline-style="solid" style:text-underline-width="auto" style:text-underline-color="font-color"/>
    </style:style>
    <style:style style:name="P43" style:family="paragraph" style:parent-style-name="Standard" style:list-style-name="L1"/>
    <style:style style:name="P44" style:family="paragraph" style:parent-style-name="Standard" style:list-style-name="L1">
      <style:text-properties fo:font-weight="normal" style:font-weight-asian="normal" style:font-weight-complex="normal"/>
    </style:style>
    <style:style style:name="P45" style:family="paragraph" style:parent-style-name="Standard" style:list-style-name="L2">
      <style:text-properties style:font-name="Times New Roman" fo:background-color="transparent"/>
    </style:style>
    <style:style style:name="P46" style:family="paragraph" style:parent-style-name="Standard" style:list-style-name="L3"/>
    <style:style style:name="P47" style:family="paragraph" style:parent-style-name="Standard" style:list-style-name="L4">
      <style:text-properties fo:font-weight="bold" fo:background-color="#ffff00" style:font-weight-asian="bold" style:font-weight-complex="bold"/>
    </style:style>
    <style:style style:name="P48" style:family="paragraph" style:parent-style-name="Standard" style:list-style-name="L5"/>
    <style:style style:name="P49" style:family="paragraph" style:parent-style-name="Standard" style:list-style-name="L6">
      <style:text-properties style:text-underline-style="none" fo:font-weight="normal" style:font-weight-asian="normal" style:font-weight-complex="normal"/>
    </style:style>
    <style:style style:name="P50" style:family="paragraph" style:parent-style-name="Standard" style:list-style-name="L7"/>
    <style:style style:name="P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italic" fo:background-color="transparent"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style:text-underline-style="none" fo:font-weight="bold"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fo:background-color="#ffff00" style:font-weight-asian="bold" style:font-weight-complex="bold"/>
    </style:style>
    <style:style style:name="T18" style:family="text">
      <style:text-properties style:text-underline-style="none"/>
    </style:style>
    <style:style style:name="T19" style:family="text">
      <style:text-properties style:text-underline-style="none" fo:font-weight="normal" fo:background-color="transparent" style:font-weight-asian="normal" style:font-weight-complex="normal"/>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bold" fo:background-color="transparent" style:font-weight-asian="bold" style:font-weight-complex="bold"/>
    </style:style>
    <style:style style:name="T22" style:family="text">
      <style:text-properties fo:background-color="transparent"/>
    </style:style>
    <style:style style:name="T23" style:family="text">
      <style:text-properties fo:font-weight="normal" style:font-weight-asian="normal" style:font-weight-complex="normal"/>
    </style:style>
    <style:style style:name="T24" style:family="text">
      <style:text-properties fo:background-color="#ffff00"/>
    </style:style>
    <style:style style:name="T25" style:family="text">
      <style:text-properties fo:font-size="9pt"/>
    </style:style>
    <style:style style:name="T26" style:family="text">
      <style:text-properties fo:color="#000000" fo:font-size="12pt" fo:font-style="italic" style:text-underline-style="none" fo:font-weight="bold" style:font-size-asian="12pt" style:font-style-asian="italic" style:font-weight-asian="bold" style:font-size-complex="12pt" style:font-style-complex="italic" style:font-weight-complex="bold"/>
    </style:style>
    <style:style style:name="T27" style:family="text">
      <style:text-properties style:use-window-font-color="true" style:text-outline="false" style:text-line-through-style="none" style:text-position="0% 100%" style:font-name="DejaVu Sans"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WenQuanYi Zen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1" form:apply-filter="true" form:control-implementation="ooo:com.sun.star.form.component.Form" office:target-frame="" xlink:href="" xlink:type="simple">
          <form:hidden form:name="filtro" form:control-implementation="ooo:com.sun.star.form.component.HiddenControl" xml:id="control1" form:id="control1" form:value="1"/>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text:s/>Configuración Inicial Adempiere </text:h>
      <text:p text:style-name="Standard">Intalamos Adempiere</text:p>
      <text:p text:style-name="Standard">Instalamos la LCO</text:p>
      <text:p text:style-name="Standard">Aplicar los scripts de migración LAR</text:p>
      <text:p text:style-name="P41">Customization.jar con LAR</text:p>
      <text:p text:style-name="Standard">Aplicar el 2pack de LAR</text:p>
      <text:p text:style-name="P41">Importa la traducciones Synchronizar terminología</text:p>
      <text:p text:style-name="P41">Para agregar Idioma <text:span text:style-name="T16">Español (AR) - ergio</text:span>:</text:p>
      <text:list xml:id="list458318051" text:style-name="L1">
        <text:list-item>
          <text:p text:style-name="P43">Aplicar el script <text:s/><text:span text:style-name="T16">Change_language_to_es_AR.sql</text:span><text:span text:style-name="T23">.</text:span></text:p>
        </text:list-item>
        <text:list-item>
          <text:p text:style-name="P44">Importar idioma (loggearse como System)</text:p>
        </text:list-item>
        <text:list-item>
          <text:p text:style-name="P44">Ejecutar Proceso “Sincronizar terminología”</text:p>
        </text:list-item>
      </text:list>
      <text:p text:style-name="P30"/>
      <text:p text:style-name="Standard">Para que se despliegue en el menú del Login modificar:</text:p>
      <text:p text:style-name="P22">base.src.org.compiere.util.Languaje.java </text:p>
      <text:p text:style-name="Standard">agreguar: </text:p>
      <text:p text:style-name="P22">private static final String AD_Language_es_AR = "es_AR"; </text:p>
      <text:p text:style-name="P22"/>
      <text:p text:style-name="P22">new Language ("Espa\u00f1ol (AR)", </text:p>
      <text:p text:style-name="P22"><text:tab/><text:tab/><text:tab/>AD_Language_es_AR, <text:s/>new Locale("es","AR"), new Boolean(false), "dd/MM/yyyy", </text:p>
      <text:p text:style-name="P22"><text:tab/><text:tab/><text:tab/>MediaSize.ISO.A4),</text:p>
      <text:p text:style-name="P22"/>
      <text:p text:style-name="P40">NOTA: <text:span text:style-name="T10">Para nuestras implementaciones deberíamos comentar las otras entradas de idioma desde el código para que se despliegue el idioma base “English (US)” y Español (AR).</text:span></text:p>
      <text:p text:style-name="P30"/>
      <text:h text:style-name="Heading_20_3" text:outline-level="3">Pasos necesarios para la puesta en marcha del ERP.</text:h>
      <text:p text:style-name="Standard">En Herramientas&gt;Preferencias tildar la opción <text:span text:style-name="T16">Instancia única por ventana </text:span><text:span text:style-name="T23">(no permite abrir dos veces la misma ventana)</text:span><text:span text:style-name="T16"> </text:span><text:span text:style-name="T23">y </text:span><text:span text:style-name="T16">abrir ventanas maximizadas.</text:span></text:p>
      <text:p text:style-name="Standard"/>
      <text:p text:style-name="Standard">Al ejecutar el workflow <text:span text:style-name="T16">Configuración inicial de la compañía</text:span> debemos importar el archivo de cuentas AccountingUS.cvs. en este proceso inicial solo importa las '<text:span text:style-name="T16">cuentas internas</text:span>', luego tendremos la opción de importar un plan de cuentas personalizado. </text:p>
      <text:p text:style-name="Standard"/>
      <text:p text:style-name="Standard">Luego de tener cargada la companía cargar en la ventana Reglas del Sistema|Reglas de la Compañía|Compañía ar.com.ergio.model.LAR_Validator</text:p>
      <text:p text:style-name="Standard"/>
      <text:p text:style-name="Standard">Notar que tanto en la ventana <text:span text:style-name="T16">Compañía</text:span> como <text:span text:style-name="T16">Organización</text:span> existe el campo <text:span text:style-name="T16">Estrategia de Replicación</text:span> cuya única opción (en ambas) es POS. </text:p>
      <text:p text:style-name="Standard"/>
      <text:p text:style-name="Standard">En la Ventana 'Compañía', Pestaña 'Información de la Compañía' existe el flag, 'Descuento Calculado desde el Total de la Línea', y significa que los descuentos serán calculados sobre la base imponible, no sobre el total de la factura (Totales de impuesto y cargos no se incluyen) en el <text:span text:style-name="T16">Pago</text:span>. <text:span text:style-name="T4">No tildar este flag.</text:span></text:p>
      <text:p text:style-name="P19">En la Ventana 'Compañía', Pestaña 'Información de la Compañía' existe el campo 'Plantilla Tercero'. El Bp que seleccionemos en este campo será el que traiga por defecto el POS.</text:p>
      <text:p text:style-name="Standard"/>
      <text:p text:style-name="Standard">Al realizar la re-importación de cuentas, notar que el 'cargador de Archivos para importar' no habilita el botón check por defecto. Para que nos "tome" el archivo.cvs primero lo abrimos con OpenOfficeCalc y seleccionamos solo la opción (checkbox) separado por comas (ojo solo esa <text:soft-page-break/>opción, deseleccionar punto y coma, espacio y cualquier otra opción). </text:p>
      <text:p text:style-name="Standard">Puede que al importar en la ventana 'Importar cuenta contable' nos de un error si no borramos los registros en blanco antes (pueden ser el 1ro y el último) </text:p>
      <text:p text:style-name="Standard"/>
      <text:p text:style-name="Standard">Luego de importar la configuración contable, chequear y realizar las modificaciones correspondientes. </text:p>
      <text:p text:style-name="Standard">Agregar las cuentas (y modificar) para registrar las Retenciones de IIBB sufridas y efectuadas (Ver Retenciones y Percepciones).</text:p>
      <text:p text:style-name="Standard">Agregar las cuentas contables para cada Banco que creemos.</text:p>
      <text:p text:style-name="Standard">Para el Banco “Efectivo” Crear una que se llame efectivo o directamente apuntar ese banco a la cuenta de efectivo.</text:p>
      <text:p text:style-name="Standard"/>
      <text:p text:style-name="Standard">Crear el año calendario y los periodos. Abrir los documentos de los periodos. </text:p>
      <text:p text:style-name="Standard"/>
      <text:p text:style-name="Standard">Activar el procesador de Contabilidad. </text:p>
      <text:p text:style-name="Standard">Al configurar las frecuencias de ejecución del procesador podemos generar una general para todas las tablas (campo tabla en blanco) y varias frecuencias mas por tabla para que por ejemplo a una tabla en particular la procese con mas frecuencia. </text:p>
      <text:p text:style-name="Standard"/>
      <text:p text:style-name="Standard">En esquema Contable existen los campos 'Días de historia' y 'Días a futuro' esto da un error de periodo cerrado si queremos completar un documento que esté fuera del rango de fechas. <text:span text:style-name="T4">Implementación Leimat para que no permita facturar presupuestos de más de 10 días de atraso.</text:span></text:p>
      <text:p text:style-name="P8">(En días de historia cargar 10)</text:p>
      <text:p text:style-name="Standard"/>
      <text:p text:style-name="Standard">Si queremos evitar las cuentas de 'Clearing Inventory' en los asientos, simplemente de-seleccionamos en Esquema contable la opción 'Post if Clearing Equal'.</text:p>
      <text:p text:style-name="Standard"/>
      <text:p text:style-name="Standard">En Elemento Contable, pestaña Elemento del Esquema contable =&gt;Organización, deseleccionar el flag 'Balanceado'. Esto evitará las entradas contables 'Inter-company' cuando efectuemos operaciones que involucren 2 Organizaciones.</text:p>
      <text:p text:style-name="Standard"/>
      <text:p text:style-name="Standard"><text:span text:style-name="T18">En esta etapa, </text:span><text:span text:style-name="T1">Crear nuevas combinaciones de cuentas</text:span> (si es necesario) y reemplazar alguna existente. Podemos crear una nueva combinación de cuentas utilizando una cuenta existente pero que no debe ser resumen (summary level) ni Controlada por documento. (podemos chequearlo en el .cvs importado)</text:p>
      <text:p text:style-name="P8">Para evitar inconvenientes podemos setear que todas las cuentas tengan el atributo de 'Actual'. (sólo válido si usamos Actual como Posting Type. (Pag. 226)</text:p>
      <text:p text:style-name="Standard"/>
      <text:p text:style-name="Standard">No hay migración de contabilidad por lo que debemos tener seteado en las categorías la contabilidad para que los productos migrados tomen esos valores. Ver que al migrar los productos quedaron en la cuenta de venta de servicios :( y deberían estar en Venta de Bienes *-411101). También ver que todas las combinaciones de cuentas están como *, y al cambiarlas quedan como Principal. Analizar si corresponde dejarlas como * ya que Miles no contabiliza :P --- <text:span text:style-name="T5">Ver la contabilidad del producto viene de su Categoría! Migrar a categoría seteada correctamente.</text:span></text:p>
      <text:p text:style-name="P14">Ver cuenta por defecto de costo y ventas son cuentas de servicios y deberían ser de Productos.</text:p>
      <text:p text:style-name="P14"><text:span text:style-name="T16">Setear correctamente la información contable en la categoría antes de migrar</text:span>.<text:span text:style-name="T9"> Ver que esta cuenta se podría setear directamente en el Esquema Contable, pestaña por defecto (Producto) y así cuando creamos una categoría de Productos tomaría de esta pestaña por defecto las cuentas.</text:span></text:p>
      <text:p text:style-name="P15"/>
      <text:p text:style-name="Standard">Para crear una nueva combinación de cuentas debemos acceder a la ventana Menú|Análisis de Desempeño|Reglas contables|Combinación de cuentas. Pero en esta ventana por defecto está deshabilitado el botón nuevo, es decir la ventana es Query Only. Para cambiar el estado la ventana a <text:soft-page-break/>"Mantain" que nos permitiría agregar datos en esta ventana nos loggeamos como System y accedemos a la ventana Menú|Diccionario de la Aplicación|Ventana; Pestaña y Campo. En la búsqueda por Nombre tipeamos 'Account Combination' allí en el campo 'Tipo de ventana' cambiamos de Solo Consulta a Mantener. Tener en cuenta que podemos crear la misma combinación de cuentas más de una vez ya que el sistema no nos avisa si hay duplicados, una vez creada la combinación no podemos borrarla, debemos entonces desactivarla (checkbox activa deselected) para evitar errores. Podemos asignarle una combinación contable distinta a cada producto si así lo necesitáramos. Esto sirve para por ejemplo diferenciar la contabilidad de un producto compra/venta de un servicio. </text:p>
      <text:p text:style-name="Standard"/>
      <text:p text:style-name="Standard">Creamos uno o más grupos de Socios de Negocios (SdN). Se puede asignar en la migración el grupo a los SdN <text:s/>importados. (con esto creamos los grupos con la configuración contable correcta y luego al asignarle los Bps importados toman esa configuración contable)</text:p>
      <text:p text:style-name="Standard"/>
      <text:p text:style-name="Standard">Migrar o crear los BPS,. </text:p>
      <text:p text:style-name="Standard">Tener en Cuenta las nuevas tablas con la LCO. </text:p>
      <text:p text:style-name="Standard">Tipo de Contribuyente= lco_taxpayertype </text:p>
      <text:p text:style-name="Standard">Tipo de Contribuyente (RI, Monotributo, CF,Exento) Esto es la categoría de IVA</text:p>
      <text:p text:style-name="Standard">CIIU (Categoría de IIBB) </text:p>
      <text:p text:style-name="Standard"/>
      <text:p text:style-name="P19"><text:s/>Con LCO Código = Search Key, en este campo <text:s/>se puede cargar un código interno (de la companía) para el BP. Se genera automáticamente.</text:p>
      <text:p text:style-name="P19">Ventana Terceros. El campo Documento (c_bpartner.taxid) va a tener el CUIT. Generar MASCARA con validación, y setearlo campo obligatorio.</text:p>
      <text:p text:style-name="P19">En la lista desplegable 'Tipo de Documento' debería estar CUIT como única opción. No se puede setear desde configuración)</text:p>
      <text:p text:style-name="Standard"/>
      <text:p text:style-name="P19">Elegimos <text:s/>NICS/SIC para cargar el número de inscripción en IIBB. Cambiar el nombre del campo a 'No. Inscripción IIBB. Ese campo debe estar asociado al campo <text:s/>CIIU (Actividad económica en <text:s/>LCO, esta tabla la usaremos para definir la categoría de IIBB Directo o Convenio Multilateral) Cambiar el nombre a 'Tipo IIBB'. Según la elección en CIIU (tabla: lco_isic) Generamos las siguientes MASCARAS: </text:p>
      <text:p text:style-name="P19"><text:span text:style-name="T2">Directo:</text:span> Campo Obligatorio - Máscara de 8 dígitos (números) sin validación ,</text:p>
      <text:p text:style-name="P19"><text:span text:style-name="T2">Convenio Multilateral:</text:span> Campo Obligatorio. Máscara de 10 dígitos (números) Con Validación.</text:p>
      <text:p text:style-name="P19"/>
      <text:p text:style-name="P19">En caso de no tener el número ( si el cliente/proveedor no trae los formularios de inscripción) cargar como Sin Documentación y rellenar con ceros ya que corresponde aplicar la alícuota mas alta. </text:p>
      <text:p text:style-name="Standard"/>
      <text:p text:style-name="Standard">Cargar cuentas bancarias (Para Principal y miles también) Ver de configurar una cuenta Bancaria de Efectivo. Analizar propuesta en el foro de Mckay.</text:p>
      <text:p text:style-name="Standard"/>
      <text:p text:style-name="Standard">Configurar el libro de efectivo -caja- (para registrar operaciones directas a dinero. -compra de insumos, viáticos, etc.) (Para Principal y Miles también) Tendríamos entonces 2 libros de caja separados dependiendo de que la operación se registre en Principal o en Miles. Conjugados daría el movimiento diario total de la empresa. <text:span text:style-name="T22">Que s las cuentas estén con * significa que el * se reemplazará con la organización en que se produzca la operación y luego su correspondiente asiento contable.</text:span></text:p>
      <text:p text:style-name="P13">Las salidas irán a la cuenta Gastos generales, pero podemos usar cuentas personalizadas de tipo cargo para registrar los gastos detalladamente.</text:p>
      <text:p text:style-name="Standard"/>
      <text:p text:style-name="Standard">Crear Cargo (para mapear distintos gastos o ingresos y que no vayan a la cuenta de Gastos o ingresos 'generales'. Para crear un gasto debemos crear una nueva combinación de cuentas eligiendo <text:soft-page-break/>de las cuentas disponibles, por ejemplo Honorarios, Gastos de Correo, etc. Disponibles quiere decir que las cuentas existen en el plan Contable pero aún no hemos creado una Combinación de Cuentas en Ad que la utilice.</text:p>
      <text:p text:style-name="Standard"/>
      <text:p text:style-name="Standard">Setear la/las Monedas de trabajo. Y sus respectivos tipos y tasa de cambio. Desactivar las monedas innecesarias para simplificar el uso. Loggear como System. </text:p>
      <text:p text:style-name="Standard">Si dejamos 2 o más Monedas activas en el sistema, debemos setear las tasas de cambio para evitar errores. </text:p>
      <text:p text:style-name="Standard"><text:s/></text:p>
      <text:p text:style-name="Standard">Crear Esquema de Listas de precio.</text:p>
      <text:p text:style-name="Standard">Crear Esquema de descuento. El Descuento que se realice aquí se realiza sobre el precio Standard PERO por defecto se imprime el descuento importe y porcentaje referenciando el precio de Lista.</text:p>
      <text:p text:style-name="Standard">Crear las listas de precios, productos, socios de negocios etc, con la Organización * para <text:s/>que estén disponibles en Miles. </text:p>
      <text:p text:style-name="Standard">Para habilitar el “Descuento Simple” que podemos setear en la ventana Tercero, Pestaña Cliente Debemos crear un nuevo “Esquema de Descuento” y tildar la casilla “Descuento para Tercero”. Entonces eligiendo ese esquema el Bp tendrá el descuento que ingresemos en el campo “Descuento Simple”. Este descuento también se aplica sobre el precio Standard pero se muestra el porcentaje de descuento sobre el precio de lista.</text:p>
      <text:p text:style-name="Standard"/>
      <text:p text:style-name="Standard">Ver de crear los Informes antes, así directamente se asignan a la categoría y no hay que hacerlo a posteriori (si corresponde)</text:p>
      <text:p text:style-name="Standard"/>
      <text:p text:style-name="Standard">Crear las Categorías de Producto </text:p>
      <text:p text:style-name="P22">NOTA: la configuración contable predeterminada del producto proviene de su categoría. </text:p>
      <text:p text:style-name="P22"><text:tab/>La configuración contable del Socio de Negocios proviene de su Grupo de Socios de Negocios. </text:p>
      <text:p text:style-name="Standard">Debemos setear el método y nivel de costeo para cada categoría de lo contrario se utilizara el método Standard y el Nivel compañía. (En Leimat usamos última factura pues también seteamos ese precio de costo para el POS, el nivel lo seteamos a Compañía- si seteamos organización debemos tener un costo para Miles cargado). </text:p>
      <text:p text:style-name="P29"><text:span text:style-name="T2">* Crear un tipo nuevo de cargo</text:span> “salida por Garantía” para registrar las salidas de stock por garantía. Elegir las cuentas contables adecuadas para la contabilización correcta.</text:p>
      <text:p text:style-name="Standard"/>
      <text:p text:style-name="P2">Configurar las listas de precios</text:p>
      <text:p text:style-name="Standard"/>
      <text:p text:style-name="P1">Esquema de listas de precios</text:p>
      <text:p text:style-name="Standard"><text:tab/><text:span text:style-name="T16">Esquema de Ventas </text:span></text:p>
      <text:p text:style-name="Standard">Se pueden crear varias “líneas en el esquema” la primera es la más general. Las siguientes deben ir incrementando el detalle. Cada línea detallada REEMPLAZA la condición anterior. Se aplica escalonadamente desde la condición general a la más particular.</text:p>
      <text:p text:style-name="Standard">Si queremos disminuir el precio, en el esquema de Listas de precios en el campo Descuento ingresamos un valor en positivo. Si por el contrario lo que necesitamos es aumentar el precio en el campo descuento ingresamos el porcentaje a aumentar en negativo.</text:p>
      <text:p text:style-name="Standard"/>
      <text:p text:style-name="Standard">Tener en cuenta que si queremos fijar un “margen” de venta podemos crear una lista de precios de venta utilizando como lista base la lista de precios de compra, generando un esquema con el margen deseado a aplicar (-%). Inclusive se pueden generar una línea por proveedor en el esquema y así setear una margen personalizado por proveedor.</text:p>
      <text:p text:style-name="Standard"/>
      <text:p text:style-name="Standard">Si NO queremos que se realizcen ventas con un precio menor al precio límite, en la Ventana 'Lista de precios' Pestaña 'Lista de precios' debemos tildar el flag 'Forzar Precio límite'.</text:p>
      <text:p text:style-name="Standard"><text:soft-page-break/></text:p>
      <text:p text:style-name="Standard"><text:tab/></text:p>
      <text:p text:style-name="Standard"><text:tab/><text:span text:style-name="T16">Esquema de Compras</text:span></text:p>
      <text:p text:style-name="Standard">(En la solapa 'Schema Line' podemos generar una regla para calcular automáticamente los precios Standard y Límite tomando de base el precio de Lista) </text:p>
      <text:p text:style-name="Standard">Esquema de descuento </text:p>
      <text:p text:style-name="Standard"><text:s/>Podemos crear varios esquemas fijando un % de descuento para cada esquema. </text:p>
      <text:p text:style-name="Standard">Lista de precios </text:p>
      <text:p text:style-name="Standard"><text:tab/>Creamos la lista de precios de Compra y la lista de precios de Venta con sus respectivas versiones-. </text:p>
      <text:p text:style-name="Standard">El ultimo paso es setear el precio de Lista, Standard y límite de nuestros productos. (esto lo podemos realizar automáticamente según los seteos que realicemos en el esquema de listas de precios).</text:p>
      <text:p text:style-name="Standard"/>
      <text:p text:style-name="Standard"/>
      <text:p text:style-name="Standard">Crear las <text:span text:style-name="T1">formas de PAGO</text:span>. Influyen dos campos variables:</text:p>
      <text:p text:style-name="Standard">Regla de pago: Pre-cargados en AD, no editable.</text:p>
      <text:p text:style-name="Standard">Término de Pago: Editable, permite definir la cantidad de pagos que se generarán y su respectivo vencimiento. Se sugiere crear el/los términos de pago Cuenta Corriente (n) donde n son los días de vencimiento a partir de la facturación. (Más utilizado en argentina)</text:p>
      <text:p text:style-name="P8">En principio si no se soluciona los pagos en efectivo desde Pagos (o se implementa que venga al campo ajuste la retención), deberíamos crear un término de pago contado, con vencimiento inmediato para las facturas de compra con retención que necesitemos pagar en efectivo. Así no se genera automáticamente el movimiento de caja ya que no trae las retenciones al campo ajuste. :( deberíamos generar un nuevo Reembolso nosotros y allí cargar en el campo ajuste la retención en negativo, para una correcta contabilización del Pago.</text:p>
      <text:p text:style-name="P13">La Regla de pago=efectivo genera un pago y asignación (por caja diaria) automático al completar la factura.</text:p>
      <text:p text:style-name="P7"/>
      <text:p text:style-name="Standard"/>
      <text:p text:style-name="Standard"/>
      <text:p text:style-name="P2">Percepciones: </text:p>
      <text:p text:style-name="Standard"><text:s/>Lo que LCO implementa son Retenciones y Percepciones, es decir en las Facturas de compra y Ventas. Al cargar la tasa del impuesto debemos marcar la checkbox impuesto de venta PERO para que al facturar por ventas (Percepciones) nos SUME el importe de la percepción, aunque en la pestaña retenciones el importe sea negativo DEBEMOS cargar la tasa del impuesto en NEGATIVO -% (En principio LCO está pensado como RETENCION en compras; lo cual es correcto porque al ser una operación de compra, pagaríamos menos pues retenemos parte del importe total, por eso allí la tasa va en positivo) </text:p>
      <text:p text:style-name="P13">Impuesto de VENTA significa que solo se aplica a las operaciones de venta.</text:p>
      <text:p text:style-name="Standard">La retenciones y percepciones efectuadas por la empresa van cuentas diferentes.</text:p>
      <text:p text:style-name="P24"/>
      <text:p text:style-name="P22"><text:span text:style-name="T1">RETENCIONES</text:span>:</text:p>
      <text:p text:style-name="P13">En los inscriptos se retiene un porcentaje (alícuota) sobre la base imponible (Neto sin IVA) y el los Monotributo y CF sobre el total de la factura. <text:span text:style-name="T7">Crear una nuevo tipo de retención duplicando la existente pero aplicada sobre el impuesto.</text:span></text:p>
      <text:p text:style-name="Standard"/>
      <text:p text:style-name="P8">4o - La constancia de <text:span text:style-name="T2">retención</text:span> reunirá los siguientes requisitos: </text:p>
      <text:p text:style-name="P8">1. La denominación del comprobante (pre-impreso). </text:p>
      <text:p text:style-name="P8">2. Número de comprobante correlativo y progresivo (pre-impreso). </text:p>
      <text:p text:style-name="P8">3. Fecha de emisión. </text:p>
      <text:p text:style-name="P8">4. Datos de emisor (pre-impresos) </text:p>
      <text:p text:style-name="P8"><text:soft-page-break/>- Nombre y apellido o razón social o denominación. </text:p>
      <text:p text:style-name="P8">- Clave Única de Identificación Tributaria otorgada por la Dirección General Impositiva. </text:p>
      <text:p text:style-name="P8">- Número de inscripción en el Impuesto sobre los Ingresos Brutos. </text:p>
      <text:p text:style-name="P8">- Domicilio y código postal. </text:p>
      <text:p text:style-name="P8">5. Datos del sujeto retenido: </text:p>
      <text:p text:style-name="P8">- Nombre y apellido o razón social o denominación. </text:p>
      <text:p text:style-name="P8">Número de inscripción en el Impuesto sobre los Ingresos Brutos y número de C.U.I.T. otorgado por la Dirección General Impositiva. </text:p>
      <text:p text:style-name="P8">- Domicilio y código postal. </text:p>
      <text:p text:style-name="P8">Detalle de la retención: </text:p>
      <text:p text:style-name="P8">Importe de la operación. </text:p>
      <text:p text:style-name="P8">Porcentaje de la retención. </text:p>
      <text:p text:style-name="P8">Importe retenido. </text:p>
      <text:p text:style-name="P8">Apellido y nombre y carácter que reviste la persona habilitada para suscribir el comprobante. </text:p>
      <text:p text:style-name="P8">Emisión por duplicado: </text:p>
      <text:p text:style-name="P8">Original: para el sujeto retenido. </text:p>
      <text:p text:style-name="P8">Duplicado: para el agente de retención, que deberá ser archivado por separado del </text:p>
      <text:p text:style-name="P8">resto de la documentación en forma correlativa. </text:p>
      <text:p text:style-name="P8">CALCULO DE LAS RETENCIONES O PERCEPCIONES </text:p>
      <text:p text:style-name="P8">5o - La retención o percepción se practicará sobre el importe total deducido el valor </text:p>
      <text:p text:style-name="P8">agregado cuando el sujeto revista la calidad de responsable inscripto ante el referido tributo y el </text:p>
      <text:p text:style-name="P8">mismo se encuentre discriminado, caso contrario deberá considerarse el monto total de la operación. </text:p>
      <text:p text:style-name="P8">Sobre el importe establecido en el párrafo anterior se aplicará la alícuota que se establezca en cada </text:p>
      <text:p text:style-name="P8">Anexo. </text:p>
      <text:p text:style-name="P8">(8° .- Modifícase el primer párrafo del artículo 5° de la Resolución 104/2003 el cual quedará </text:p>
      <text:p text:style-name="P8">redactado de la siguiente manera: </text:p>
      <text:p text:style-name="P8">“5°.- La retención o percepción se practicará sobre el importe total deducido el impuesto al </text:p>
      <text:p text:style-name="P8">valor agregado cuando el sujeto revista la calidad de responsable inscripto ante el referido tributo y </text:p>
      <text:p text:style-name="P8">el mismo se encuentre discriminado, caso contrario deberá considerarse el monto total de la </text:p>
      <text:p text:style-name="P8">operación.” Resolución 100/04 Vig. 01/03/2004) </text:p>
      <text:p text:style-name="P8"/>
      <text:p text:style-name="P8">EXCEPCIONES </text:p>
      <text:p text:style-name="P8">8o </text:p>
      <text:p text:style-name="P8">- La Dirección General de Rentas podrá entregar la constancia </text:p>
      <text:p text:style-name="P8">aludida en el punto 3o, inciso a), de la presente, en los siguientes casos: </text:p>
      <text:p text:style-name="P8">de <text:s/>no <text:s/>retención </text:p>
      <text:p text:style-name="P8">a) Sujetos que realicen exclusivamente actividades exentas, no gravadas o con alícuota </text:p>
      <text:p text:style-name="P8">cero. </text:p>
      <text:p text:style-name="P8">b) Sujetos que realicen únicamente actividades sujetas a base imponible especial. </text:p>
      <text:p text:style-name="P8">c) Cuando lo disponga expresamente. </text:p>
      <text:p text:style-name="P8">La Dirección General de Rentas podrá emitir constancias de exclusión en carácter total, parcial y en </text:p>
      <text:p text:style-name="P8">forma temporal. </text:p>
      <text:p text:style-name="P8">9o - Los agentes de retención quedan exceptuados de actuar coma tales en las siguientes </text:p>
      <text:p text:style-name="P8">situaciones: </text:p>
      <text:p text:style-name="P8">a) Cuando realicen pagos de servicios públicos de provisión. ( Luz, Gas, Agua) </text:p>
      <text:p text:style-name="P8">(10° .- Modifícase el inciso a) del artículo 9° de la Resolución 104/2003 el cual quedará redactado de </text:p>
      <text:p text:style-name="P8">la siguiente manera: </text:p>
      <text:p text:style-name="P8"><text:soft-page-break/>“a) Cuando realicen pagos de los siguientes servicios: luz, gas, agua y teléfono.” Resolución </text:p>
      <text:p text:style-name="P8">100/04 Vig. 01/03/2004) </text:p>
      <text:p text:style-name="P8">b) Cuando realicen pagos por proveedor en el mes calendario por un monto inferior a la suma de pesos </text:p>
      <text:p text:style-name="P8">mil ($ 1.000). Si por efecto del último pago realizado dentro del período mensual se supere este importe, </text:p>
      <text:p text:style-name="P8">la retención o percepción deberá practicarse por el total de los pagos realizados en dicho período. </text:p>
      <text:p text:style-name="P8">(11°.- Modifícase el inciso b) del artículo 9° de la Resolución 104/2003 el cual quedará redactado de </text:p>
      <text:p text:style-name="P8">la siguiente manera: </text:p>
      <text:p text:style-name="P8">“b) Cuando realicen pagos por proveedor por un monto inferior a la suma de pesos </text:p>
      <text:p text:style-name="P8">quinientos ($500.-).” Resolución 100/04 Vig. 01/03/2004) </text:p>
      <text:p text:style-name="P8">Art. 11 Resolución n° 100/04, Modificado por Resolución n° 077/05 (BO n° 4279 del 10/02/2005 -fecha </text:p>
      <text:p text:style-name="P8">de vigencia) </text:p>
      <text:p text:style-name="P8">“ Cuando se realicen pagos por proveedor por un monto inferior a la suma de pesos mil $ 1.000).”- </text:p>
      <text:p text:style-name="P8">Modificado por Res. 332/05 (BO 4298 del 18-04-05) </text:p>
      <text:p text:style-name="P8">"Cuando se realicen pagos por proveedor por un monto inferior a la suma de pesos mil ($ 1.000), </text:p>
      <text:p text:style-name="P8">excepto para el Anexo IV de la Resolución n° 104/03, cuyo monto será de pesos quinientos ($ 500)." </text:p>
      <text:p text:style-name="Standard"/>
      <text:p text:style-name="P13">Creamos un nuevo <text:span text:style-name="T16">tipo de documento base</text:span> llamado Withholding Certificate y creamos un nuevo Tipo de Documento llamado “Certificado de Retención”. Lo Asociamos a una ventana nueva que toma sus datos de la tabla LAR_Withholdingcertificate la cual tiene mapeados los campos requeridos por el certificado.</text:p>
      <text:p text:style-name="P13"/>
      <text:p text:style-name="P13">Determinación de la Retención</text:p>
      <text:p text:style-name="P13">- 1 % para contribuyentes locales.</text:p>
      <text:list xml:id="list1667714928" text:style-name="L2">
        <text:list-item>
          <text:p text:style-name="P45">1 % para contribuyentes comprendidos en el Convenio Multilateral.</text:p>
        </text:list-item>
        <text:list-item>
          <text:p text:style-name="P45">5% para contribuyentes Sin Documentación.</text:p>
          <text:p text:style-name="P45"/>
        </text:list-item>
      </text:list>
      <text:p text:style-name="P13">El importe mínimo del Pago para realizar la Retención es de mil pesos ($1000), si el importe del pago es menor no se realizará Retención alguna.</text:p>
      <text:p text:style-name="P7"/>
      <text:p text:style-name="Standard">Ojo ver que al arrancar Adempiere dice Colombia y globalqss </text:p>
      <text:p text:style-name="Standard"/>
      <text:p text:style-name="Standard"/>
      <text:p text:style-name="Standard"><text:span text:style-name="T2">Tipo de Contribuyente:</text:span> (lco_taxpayertype)</text:p>
      <text:p text:style-name="Standard">Nombre: ResponsableInscripto (Descripción: Responsable Inscripto)</text:p>
      <text:p text:style-name="Standard">Nombre: ResponsableMonotributo <text:s/>(Descripción : Responsable Monotributo)</text:p>
      <text:p text:style-name="Standard">Nombre: ConsumidorFinal (Descripción: Consumidor Final)</text:p>
      <text:p text:style-name="Standard">Nombre: NoCategorizado (Descripción: No Categorizado)</text:p>
      <text:p text:style-name="Standard">Nombre: Exento (Descripción: Exento)</text:p>
      <text:p text:style-name="P8">Estos tipos se deben respetar a detalle porque vienen de Ly y se utilizan por las clases de la impresión fiscal.</text:p>
      <text:p text:style-name="Standard"/>
      <text:p text:style-name="Standard"/>
      <text:p text:style-name="Standard">Para monotributistas y CF debemos generar otro formato de impresión que no discrimine iva y que muestre le precio IVA incluido. <text:span text:style-name="T24">(PROBAR como lo Resuelve el controlador Fiscal)</text:span></text:p>
      <text:p text:style-name="P7"/>
      <text:p text:style-name="P9"/>
      <text:p text:style-name="P3"><text:soft-page-break/>Configuración para cálculos Retenciones/Percepciones efectuadas</text:p>
      <text:p text:style-name="P3"/>
      <text:p text:style-name="Standard">Actividad económica (CIIU): Aquí cargamos las categoría de IIBB</text:p>
      <text:p text:style-name="Standard">D Directo Río Negro</text:p>
      <text:p text:style-name="Standard">CM01 Convenio multilateral Río Negro</text:p>
      <text:p text:style-name="Standard">Cm-otro Convenio Multilateral Otras Provincias</text:p>
      <text:p text:style-name="Standard">SD Sin documentación</text:p>
      <text:p text:style-name="Standard">E Exento</text:p>
      <text:p text:style-name="Standard"/>
      <text:p text:style-name="Standard">Categorías de Retención: </text:p>
      <text:p text:style-name="Standard">Productos Generales </text:p>
      <text:p text:style-name="Standard">(Cargar Servicios de ser necesario) </text:p>
      <text:p text:style-name="Standard"/>
      <text:p text:style-name="Standard"><text:span text:style-name="T2">Tipos de Documento</text:span>: </text:p>
      <text:p text:style-name="Standard">Una vez generados todos los documentos y sus respectivos contadores (series ) cargar como prefijo el formato:</text:p>
      <text:p text:style-name="Standard"><text:s/>A0001 (Letra/tipo de comprobante y Punto de Venta)</text:p>
      <text:p text:style-name="P26">Menú&gt;Análisis de Desempeño&gt;Reglas Contables&gt;Series de Documento </text:p>
      <text:p text:style-name="P26">Incremento = 1</text:p>
      <text:p text:style-name="P26">Prefijo = A0001</text:p>
      <text:p text:style-name="P26">Patrón Decimal = 00000000 ( completa los 8 dígitos)</text:p>
      <text:p text:style-name="Standard">Siguiente secuencia = correspondiente por ej 121, </text:p>
      <text:p text:style-name="Standard">Resultado = A000100000121 </text:p>
      <text:p text:style-name="Standard">Pero usaremos 2 secuencias ya que en la ventana Tipo de Documento marcaremos la opción Sobreescribir secuencia al completar, esto evita que cuando generemos una factura y luego la Borremos el número borrado no quede tomado y saltemos al siguiente. Entonces la primera secuencia no hace falta que tenga un formato especial. Por Resolver: Es correcta la manera en que son anuladas las facturas? En principio por el Controlador Fiscal si, al cerrar la operación la única forma de reversarla es generando otra factura con el movimiento en negativo.</text:p>
      <text:p text:style-name="P26"/>
      <text:p text:style-name="Standard"><text:span text:style-name="T19">En la ventana Tipo de Documento (Menú&gt;Análisis de Desempeño&gt;Reglas Contables) A los documentos de ventas facturas A y Facturas B (Facturas a Clientes CxP), <text:s/>elegir Genera retenciones </text:span><text:span text:style-name="T21">'Auto'</text:span><text:span text:style-name="T19"> </text:span><text:span text:style-name="T19">(automáticamente).</text:span></text:p>
      <text:p text:style-name="P26">Al de compras Facturas (proveedor) elegir <office:annotation><dc:creator>marcos damian</dc:creator><dc:date>2011-12-06T13:15:50</dc:date><text:p text:style-name="P51"><text:span text:style-name="T27">Ver que definimos luego de retocar para que se genere la retención sobre le importe de pago.</text:span></text:p></office:annotation><text:span text:style-name="T17">'auto'</text:span> pero marcar la retención como aplicable en el pago.</text:p>
      <text:p text:style-name="P26"/>
      <text:p text:style-name="P2">Categorías de Impuesto: </text:p>
      <text:p text:style-name="Standard">Retenciones (checkbox es retención marcada) </text:p>
      <text:p text:style-name="Standard"/>
      <text:p text:style-name="P2">Tasas de <text:s/>Percepciones</text:p>
      <text:p text:style-name="Standard">0.5% CM 01</text:p>
      <text:p text:style-name="Standard">1% Directo</text:p>
      <text:p text:style-name="Standard">5% Sin documentación</text:p>
      <text:p text:style-name="Standard">0% Exentos/no corresponde</text:p>
      <text:p text:style-name="Standard"/>
      <text:p text:style-name="P2">Tasas de <text:s/>Retenciones</text:p>
      <text:p text:style-name="Standard">1% CM 01</text:p>
      <text:p text:style-name="Standard">1% Directo</text:p>
      <text:p text:style-name="Standard">5% Sin documentación</text:p>
      <text:p text:style-name="Standard">0% Exentos/no corresponde</text:p>
      <text:p text:style-name="P13"/>
      <text:p text:style-name="P13">---------------------------------------------------------------------------------------------------------------</text:p>
      <text:p text:style-name="P13"><text:soft-page-break/>Se evita retener si se hacen pagos por menos de $1000. Si correcto puede pagarse una factura grande en pagos menores de $1000 y no va a existir retención alguna.</text:p>
      <text:p text:style-name="P13">Se puede efectuar una retención sobre un pago a varias facturas menores a $1000. Si, como la base de calculo es el importe pagado esto es posible.</text:p>
      <text:p text:style-name="P13"/>
      <text:p text:style-name="P13">Se retiene a los Inscriptos en IIBB Directo Río Negro y a los Convenio Multilateral Río Negro</text:p>
      <text:p text:style-name="P13">Si tienen IIBB en otra provincia y CM de otra provincia No se les Realiza retención, van a categroía de IIBB Exento/no corresponde.</text:p>
      <text:p text:style-name="P13">-----------------------------------------------------------------------------------------------------------------------</text:p>
      <text:p text:style-name="P13">En las Retenciones de IVA es igual? O se realiza el calculo de la retención desde la factura?</text:p>
      <text:p text:style-name="P37">CAPITULO E - DETERMINACION DEL IMPORTE A RETENER.</text:p>
      <text:p text:style-name="P36"><text:span text:style-name="T15">Art. 8º — </text:span>El importe de la retención a practicar se determinará aplicando sobre el precio neto que resulte de la factura o documento equivalente —conforme a lo establecido por el artículo 10 de la Ley de Impuesto al Valor Agregado, texto ordenado en 1997 y sus modificaciones—</text:p>
      <text:p text:style-name="P9"><text:span text:style-name="T15">Art. 9º —</text:span> Cuando el impuesto al valor agregado no se encuentre discriminado en la factura o documento equivalente, la retención se determinará aplicando, sobre el importe total consignado en esos documentos, los porcentajes que, en sustitución de los establecidos en los incisos a), b) y c) del artículo 8º, respectivamente, se establecen a continuación:(...)</text:p>
      <text:p text:style-name="P9"><text:span text:style-name="T15">Art. 10. — </text:span>De efectuarse pagos parciales el monto de la retención se determinará considerando el importe total de la respectiva operación. Si la retención a practicar resultara superior al importe del pago parcial que se realice, la misma se imputará hasta la concurrencia de dicho pago: el excedente de la retención no practicada se afectara al o a los sucesivos pagos parciales. </text:p>
      <text:p text:style-name="P9">Fuente:<text:a xlink:type="simple" xlink:href="http://www.infoleg.gov.ar/infolegInternet/anexos/45000-49999/45919/texact.htm">http://www.infoleg.gov.ar/infolegInternet/anexos/45000-49999/45919/texact.htm</text:a></text:p>
      <text:p text:style-name="P9">-----------------------------------------------------------------------------------------------------------------------</text:p>
      <text:p text:style-name="P10"/>
      <text:p text:style-name="P7"/>
      <text:p text:style-name="P6">Pestaña Contabilidad (reveer): </text:p>
      <text:p text:style-name="Standard">Imp al vender: Principal-112204 (modif la x defecto) </text:p>
      <text:p text:style-name="Standard">Imp al Comprar: Principal-112203 (modif la x defecto) </text:p>
      <text:p text:style-name="Standard">Gastos impuesto: Principal-521114 (solo cambiamos la organización de * a Principal) </text:p>
      <text:p text:style-name="Standard">Impuesto Pagado: Principal-213105 (solo cambiamos la organización de * a Principal) </text:p>
      <text:p text:style-name="Standard">Impuesto Acreditado: Principal-112210 (solo cambiamos la organización de * a Principal) </text:p>
      <text:p text:style-name="Standard"/>
      <text:p text:style-name="Standard"/>
      <text:p text:style-name="P30">1- Tipo de Retención: </text:p>
      <text:p text:style-name="Standard">Allí cargamos en la pestaña 'Tipo Retención' las “categorías”:</text:p>
      <text:list xml:id="list1923026001" text:style-name="L3">
        <text:list-item>
          <text:p text:style-name="P46">Retenciones CxP </text:p>
        </text:list-item>
        <text:list-item>
          <text:p text:style-name="P46">Percepciones CxC</text:p>
          <text:p text:style-name="P46"/>
        </text:list-item>
      </text:list>
      <text:p text:style-name="Standard">2- En la pestaña 'Configuración Regla Retención' cargamos los campos que se utilizarán en el cálculo <text:s/>de la retención/percepción. En nuestro caso es:</text:p>
      <text:p text:style-name="Standard">Usa CIIU Tercero (esto es la categoría de IIBB)</text:p>
      <text:p text:style-name="Standard">Usa Tipo de Contribuyente (esto es la condición ante el IVA)</text:p>
      <text:p text:style-name="Standard"/>
      <text:p text:style-name="Standard">3- En la pestaña 'Regla Retención' definimos la reglas que, según los datos cargados en los campos de la configuración de la retención, definen que cálculo de Retención aplicar.</text:p>
      <text:p text:style-name="Standard"/>
      <text:p text:style-name="Standard">4- Cálculo Retención, aquí definimos la alícuota (tasa ya cargada en Menú&gt;Análisis de Desempeño&gt;Reglas Contables&gt;Tasa de impuesto) a aplicar, también definimos el límite mínimo y máximo de la base de cálculo y si es aplicable en Factura o en Pago. Importante para que en las Facturas B genere la retención/percepción sobre el total de la factura debemos crear dos tasas <text:soft-page-break/>iguales, una aplicable sobre el documento (sin impuesto) y otra aplicable sobre el impuesto. Como pertenecen a la misma categoría luego se contabiliza la suma de ambas. Esta condición será aplicable a los Consumidores Finales y Monotributistas.</text:p>
      <text:p text:style-name="Standard"/>
      <text:p text:style-name="Standard">Lo anterior vale para las <text:span text:style-name="T2">Percepciones efectuadas</text:span> (operaciones de Venta CxC)</text:p>
      <text:p text:style-name="Standard"/>
      <text:p text:style-name="P2">Retenciones efectuadas:<text:span text:style-name="T20"> El cálculo de la retención se calcula sobre el Pago a proveedores y no sobre la factura. </text:span><text:span text:style-name="T8">En principio la </text:span><text:span text:style-name="T10">estructura de cálculo</text:span><text:span text:style-name="T8"> de LCO no nos sirve porque aunque la retención se realice en el pago, el cálculo lo hace sobre el total de la factura y nosotros necesitamos realizar el cálculo sobre el importe Pagado. </text:span><text:span text:style-name="T12">La Retención se calcula/efectúa sólo si el pago es por un importe mayor o igual los $1000 (Pago&gt;=$1000.)</text:span></text:p>
      <text:p text:style-name="P14"/>
      <text:p text:style-name="P14"/>
      <text:p text:style-name="P16">Renombrar el campo 'Total del Ajuste' a 'Importe Retenido'. (Ventana Pagos/Recaudos)</text:p>
      <text:p text:style-name="P14">Al realizar un pago (Ventana Pagos/Recaudos) el campo “Total del Ajuste” debe calcular el porcentaje de retención correspondiente basándose en las condiciones cargadas en la LCO. <text:s/>Es decir, debería hacer lo mismo que se hace en la pestaña 'Retención', campo 'Total del impuesto' de la Factura a proveedores CxP. La diferencia es que el 'Total <text:s/>base del Impuesto' es el 'Total del Pago' y este se efectúa si este importe es mayor o igual que $1000. En este caso ya no son necesarias las retenciones a Inscriptos o Monotributo generando la retención sobre el impuesto porque el cálculo de la retención se realiza sobre el importe pagado.</text:p>
      <text:p text:style-name="Standard"><text:span text:style-name="T12">Sería correcto entonces que en la pestaña “Retención” en la ventana Pagos, <text:s/>se traslade el <text:s/>al campo </text:span><text:span text:style-name="T12">'Importe Retenido' el Importe de la retención/impuesto y que el campo 'Importe del impuesto' sea editable desde esta Ventana&gt;Pestaña. Ojo ver como editamos ese campo no tocar la configuración inicial de la LCO. Crearemos Flag dentro del Tipo de Retención, nos quedarán tres: Aplicable en Factura, Aplicable en Pago y la nueva flag </text:span><text:span text:style-name="T13">Calcula sobre el Pago. </text:span><text:span text:style-name="T12">Chequear que ante el ajuste se disminuya el importe a pagar.</text:span></text:p>
      <text:p text:style-name="P14"><text:s/>En vez de la referencia a la/las facturas la referencia sería a el número de Pago (interno) sobre el que se calculó la retención.</text:p>
      <text:p text:style-name="P14"/>
      <text:p text:style-name="P14">Usar el campo descripción para ingresar el número de recibo que obtuvimos del proveedor solo para dejarlo registrado(que será por el total, la suma de los valores más el certificado de retención).</text:p>
      <text:p text:style-name="P14"/>
      <text:p text:style-name="P14"/>
      <text:p text:style-name="Standard"><text:span text:style-name="T16">IMPORTANTE</text:span>: En el caso de las retenciones a proveedores (se aplican en el Pago) solo se contabiliza si el mismo se genera desde la ventana Pago/recaudos. Desde línea de caja se genera erróneamente por lo que las facturas a proveedores no deberían tener como 'Regla de Pago' Efectivo.<text:span text:style-name="T4"> Una posible solución es Crear un Banco “Efectivo” y una cuenta bancaria “efectivo” y realizar las operaciones de pago desde la ventana “Cobros/Recaudos”. El secreto es deshabilitar el tipo de Pago (Tender Type) Efectivo (Cash -efectivo original) y </text:span><text:span text:style-name="T6">renombrar</text:span><text:span text:style-name="T4"> débito directo a Contado efectivo. Luego chequear los informes para chequear el libro de caja diaria pero no debería influir ya que los pagos se hacen desde contabilidad y la caja diaria es desde mostrador, desde el cual los cobros se realizan como reembolso de caja diaria (es_CO), Diario de Efectivo (es_AR).</text:span></text:p>
      <text:p text:style-name="P8"/>
      <text:p text:style-name="P3">Contabilidad de retenciones y percepciones</text:p>
      <text:p text:style-name="Standard">Las Retenciones y percepciones sufridas son Activo Corriente, Créditos impositivos.</text:p>
      <text:p text:style-name="Standard">Cambiamos el nombre de las cuentas 112203-Retenciones IIBB a Retenciones IIBB sufridas y la cuenta 112203-Percepciones IIBB a Percepciones IIBB Sufridas.</text:p>
      <text:p text:style-name="Standard"/>
      <text:p text:style-name="Standard">Las retenciones y percepciones efectuadas son Pasivo Corriente, Deudas Fiscales. (ret y perc IIBB a depositar.)</text:p>
      <text:p text:style-name="Standard"><text:soft-page-break/>Creamos las nuevas cuentas (en la ventana Elemento Contable) </text:p>
      <text:p text:style-name="Standard">213108 – Retenciones IIBB a depositar</text:p>
      <text:p text:style-name="Standard">213109 – Percepciones IIBB a depositar</text:p>
      <text:p text:style-name="Standard">En Pasivo Corriente, Deudas Fiscales</text:p>
      <text:p text:style-name="Standard"/>
      <text:p text:style-name="P8">Visto en documento Plan Contable LEIMAT</text:p>
      <text:p text:style-name="Standard"/>
      <text:p text:style-name="P3">Configuración para cálculos Retenciones/Percepciones <text:s/>Sufridas</text:p>
      <text:p text:style-name="P25"/>
      <text:p text:style-name="P26">Para registrar las <text:span text:style-name="T2">percepciones sufridas</text:span> debemos crear el producto de tipo gasto:</text:p>
      <text:p text:style-name="P27"/>
      <text:p text:style-name="P26">Percepciones IIBB sufridas - Principal-112204-_-_ (percepciones)</text:p>
      <text:p text:style-name="P26">y en la solapa contabilidad al campo 'Costos o Gastos producto le asignamos la Principal-112204-_-_ (percepciones). Y a la categoría Ingresos productos Principal-521115-_-_(impuesto a los ingresos brutos)</text:p>
      <text:p text:style-name="P26">Este producto lo cargamos cuando cargamos la factura de compras como un ítem más en la factura. (Este producto debería ser Exento en IVA par que no se calcule IVA sobre el mismo)</text:p>
      <text:p text:style-name="P26"/>
      <text:p text:style-name="P26">Para registrar las <text:span text:style-name="T2">retenciones sufridas</text:span> debemos cargar la retención informada por nuestro cliente (en un certificado) como un ajuste al cargar el pago. En la Ventana Pago/Recaudo, pestaña Pago, seleccionamos obviamente el tipo de documento 'Recibo (Cobro a clientes)'. Seleccionamos el Tercero (Bp) y seleccionamos la factura a cobrar, y en el campo 'Total de ajuste' cargamos (en positivo) el importe de la retención informada. Luego guardar y completar el recibo. En la asignación del pago ese ajuste se contabiliza como deudores incobrables. Pero nosotros reasignaremos esa cuenta a la de Retenciones sufridas. Hacemos esto en la ventana Grupo de terceros (Bps) ya que de ahí toman la configuración contable los bps, por eso tenemos que modificar esta cuenta en tantas categorías como tengamos, siempre que se trate de Proveedores. <text:span text:style-name="T4">Ver </text:span><text:span text:style-name="T4">que esta cuenta se podría setear directamente en el Esquema Contable, pestaña por defecto (Tercero, campo/cuenta Ajustes) y así tomaría a todas las categorías de Bps.</text:span></text:p>
      <text:p text:style-name="P3"/>
      <text:p text:style-name="P3"/>
      <text:p text:style-name="P20">PAGOS</text:p>
      <text:p text:style-name="Standard">En la Ad si queremos realizar un pago de en factura pendiente vamos a la ventana Saldos Pendientes|Pagos y generamos un Pago a Proveedores. Si al generar el pago no lo vinculamos con una factura luego <text:span text:style-name="T23">debemos asignarlo a la factura correspondiente, si no queda como una entrega de dinero que hizo el BP pero sin pagar ningún documento en particular. </text:span></text:p>
      <text:p text:style-name="P30">Si al generar el pago vinculamos una factura, entonces la asignación se realiza automáticamente y se verá reflejada en la ventana 'Consulta Asignación'.</text:p>
      <text:p text:style-name="Standard"/>
      <text:p text:style-name="Standard"/>
      <text:p text:style-name="Standard"><text:span text:style-name="T2">COBROS</text:span>:Si una venta se canceló Contado Efectivo se genera el movimiento de caja automáticamente. Forma de Pago de pago efectivo y Término de pago contado, generado manualmente en la ventana termino de pago, sin línea ni vencimientos. Esto puede ser pre-cargado en la ventana BP/Tercero. </text:p>
      <text:p text:style-name="Standard">Si es en Cuenta Corriente debemos ir a Saldos Pendientes|Pagos para un pago con cheque (elegir cuenta bancaria correspondiente) o en efectivo (elegir cuenta bancaria en efectivo).</text:p>
      <text:p text:style-name="Standard"><text:span text:style-name="T22">VER que en en el POS, las operaciones son todas de Contado efectivo (esto lo modifica LAR ofreciendo todas las formas de pago desde el POS)</text:span> Si es Efectivo genera automáticamente los movimientos de caja diaria.</text:p>
      <text:p text:style-name="P7"/>
      <text:p text:style-name="Standard">En Menú&gt;Saldos Pendientes&gt;Selección de Pago: <text:span text:style-name="T16">Esta opción solo es válida para realizar una propuesta de pago en Cheque Y aún no está adecuada para registrar correctamente las </text:span><text:soft-page-break/><text:span text:style-name="T16">Retenciones. DESACTIVAR Y NO MOSTRAR EN EL MENU</text:span></text:p>
      <text:p text:style-name="P30">También Deshabilitar En Menú&gt;Saldos Pendientes&gt; Selección de Pago (Manual) e Imprimir/Exportar Pagos.</text:p>
      <text:p text:style-name="P30"/>
      <text:p text:style-name="P30"><text:span text:style-name="T2">NOTA:</text:span> Se podría “Filtrar” por perfil de usuario que la parte de Administración solo pueda generar PAGOS desde la ventana Pagos para evitar confusiones. Otra opción es crear 2 ventanas y a cada una fijarle el tipo de documento correspondiente. </text:p>
      <text:p text:style-name="Standard"/>
      <text:list xml:id="list454349437" text:style-name="L4">
        <text:list-item>
          <text:p text:style-name="P47">Productos</text:p>
        </text:list-item>
      </text:list>
      <text:p text:style-name="P23"/>
      <text:p text:style-name="P31">Al crear los depósitos/almacenes tildar la opción “No permitir inventario Negativo”.</text:p>
      <text:p text:style-name="P23"/>
      <text:p text:style-name="Standard">Luego de migrar los productos y su respectivos stocks en la ventana inventario físico NO hay que darle al botón actualizar cantidad, simplemente completar el documento para que el stock contado se haga efectivo. </text:p>
      <text:p text:style-name="Standard">En la ventana Productos, ver campo 'Categoría de retención'. Es variable para el calculo de las retenciones. (<text:span text:style-name="T4">Como instalamos LCO luego de migrados los productos este campo está en blanco, pero como en la regla de calculo de retención nosotros no incluimos esta variable, la </text:span><text:span text:style-name="T4">percepción/retención se realiza igualmente.</text:span><text:span text:style-name="T11">)</text:span></text:p>
      <text:p text:style-name="P19"/>
      <text:p text:style-name="P19">Al trabajar con atributos de producto el sistema creará un nuevo conjunto de atributos por cada compra. Para que no se generen entradas diferenciadas, al ingresar el producto (Orden de compra) podemos asignarle el conjunto de atributos ya existente, para RECORDARLE esto al usuario configuraremos al Conjunto de <text:s/>atributos (en LEIMAT se llama GARANTIAS) como siempre obligatorio (en recepción y entrega), entonces obligamos al usuario a si o si ingresar a los atributos. </text:p>
      <text:p text:style-name="P19"/>
      <text:p text:style-name="P19"><text:span text:style-name="T16">NOTA</text:span>: Generando un Movimiento de Inventario utilizando la misma ubicación de origen y destino podemos transferir inventario de una instancia de conjuntos a otra (obviamente del mismo producto).</text:p>
      <text:p text:style-name="Standard"/>
      <text:p text:style-name="P11">Reconocimiento de Ingresos: <text:span text:style-name="T23">utlizaremos esta funcionalidad cuando por ejemplo en la venta de un producto o servicio la empresa retiene riesgos de propiedad importantes. Entonces la transacción no es una venta y no se reconoce el ingreso inmediatamente.</text:span></text:p>
      <text:p text:style-name="P12">Una empresa puede retener el riesgo de la propiedad en un número de formas: </text:p>
      <text:p text:style-name="P12">a) cuando la empresa retiene una obligación por funcionamiento </text:p>
      <text:p text:style-name="P12">insatisfactorio no cubierto por una garantía normal. </text:p>
      <text:p text:style-name="P12">b) cuando los ingresos son de naturaleza contingente porque dependen de la venta subsiguiente por parte del comprador .</text:p>
      <text:p text:style-name="P12">c) cuando los bienes son entregados sujetos a su instalación y </text:p>
      <text:p text:style-name="P12">ésta es una parte significativa del contrato que no ha sido aún </text:p>
      <text:p text:style-name="P12">completada por la empresa. </text:p>
      <text:p text:style-name="P12">d) cuando el comprador puede rescindir y la empresa tiene </text:p>
      <text:p text:style-name="P12">incertidumbre respecto a que esto ocurra. </text:p>
      <text:p text:style-name="P12"/>
      <text:p text:style-name="Text_20_body"><text:a xlink:type="simple" xlink:href="http://www.ingresos.us/recaudacion/trabajo/bases-para-el-reconocimiento-de-los-ingresos-3/"><text:span text:style-name="T26">Bases para el reconocimiento de los ingresos</text:span></text:a></text:p>
      <text:p text:style-name="P35">Base de la venta.<text:line-break/>Por lo general el ingreso se contabiliza en el momento de la venta. Debido a que no este totalmente enterado de las ramificaciones que tienen el traspaso legal del titulo de propiedad.<text:bookmark text:name="more-260"/></text:p>
      <text:p text:style-name="P35">En muchos casos, el titulo queda realmente traspasado con la entrega, son muchas razones que apoyan el reconocimiento del ingreso:</text:p>
      <text:p text:style-name="P35">1. La entrega del material de las mercancías es un acontecimiento discernible de inmediato.<text:line-break/><text:soft-page-break/>2. Con el traspaso del titulo, el riesgo de perdida por disminución del precio o por destrucción queda a cargo del comprador.<text:line-break/>3. El ingreso es conmensurable.<text:line-break/>4. El proceso de devengar el ingreso queda sustancialmente terminado, la venta es a menudo el acontecimiento crucial.<text:line-break/>5. El ingreso se ha realizado, incluso en el sentido limitado de recepción de un activo liquido, puesto que, por lo general, se recibe efectivo, o el derecho a recibirlo.<text:line-break/>6. Puesto que la producción quedó ya terminada, por lo general pueden determinarse los gastos de venta, así pues cabe determinar la utilidad.</text:p>
      <text:p text:style-name="P35">Base de cobro en efectivo.<text:line-break/>Reconocer el ingreso cuando se cobra en efectivo es, en general, lo adecuado sólo cuando la recepción del efectivo va acompañada de la entrega del producto o de la prestación del servicio. A pesar de la teoría del acontecimiento critico, el reconocimiento del ingreso cuando se recibe efectivo, pero antes de la entrega del producto o de la prestación del servicio, esta generalmente rechazado en la practica.</text:p>
      <text:p text:style-name="P35">Por consiguiente la base del efectivo para la contabilidad está sancionada por su comodidad, objetividad, y conservadurismo, mas bien que por su teoría.</text:p>
      <text:p text:style-name="P35">Cuando el cobro final de ingresos está circundado por una incertidumbre extrema, deberá contabilizársele siguiendo el enfoque del costo de recuperación. Esta forma de contabilización será la adecuada respecto a efectivo recibido por el fiduciario de la empresa que emite obligaciones, algunas de las cuales se adquieren, como una inversión de especulación, con un descuento apreciable sobre su valor nominal más la acumulación de intereses impagados correspondientes a muchos años.</text:p>
      <text:p text:style-name="P12"/>
      <text:p text:style-name="P2">Tipos de Documento y secuencias</text:p>
      <text:p text:style-name="Standard">Las facturas de Ventas son AR Invoices (Acount Receivable Invoice) y las de Compra AP Invoice (Account Payable Invoice. CxP =Cuentas por pagar (compras) y CxC son cuentas por cobrar (ventas) </text:p>
      <text:p text:style-name="Standard">Creamos las secuencias primero para todos los comprobantes (los <text:span text:style-name="T22">Recibos </text:span>y las N/D, N/C, las facturas con sus puntos de venta, etc.)</text:p>
      <text:p text:style-name="Standard"><text:s/>Definimos 2 nuevos tipos de documento Factura A000x y Factura B000x y le asignamos sus respectivas secuencias de documentos lo mismo para ND000x, NC000x etc </text:p>
      <text:p text:style-name="Standard"/>
      <text:p text:style-name="Standard">Para facturas A y B debemos crear 2 tipos de documentos diferentes. <text:s/>Y por cada punto de Venta por separado. Por ejemplo:</text:p>
      <text:p text:style-name="Standard">Factura A-0001</text:p>
      <text:p text:style-name="Standard">Factura B-0001</text:p>
      <text:p text:style-name="Standard">Las siguientes crearlas desde <text:span text:style-name="T22">AR Credit Memo</text:span> (duplicar):</text:p>
      <text:p text:style-name="Standard">Nota de Crédito A-0001</text:p>
      <text:p text:style-name="Standard">Nota de Crédito B-0001</text:p>
      <text:p text:style-name="Standard">Éstas crearlas duplicando una factura porque operan como la misma (Ver en el cliente si tienen pre-impresos aparte o usan directamente las facturas, en ese caso no haría falta crear este tipo de documento):</text:p>
      <text:p text:style-name="Standard">Nota de Débito A-0001</text:p>
      <text:p text:style-name="Standard">Nota de Débito B-0001</text:p>
      <text:p text:style-name="Standard">con su respectiva secuencia, en caso de haber mas puntos de venta crear nuevos documentos (A0002, A003 etc, con sus respectivas secuencias) </text:p>
      <text:p text:style-name="Standard">Recibo (Cobro a Clientes)</text:p>
      <text:p text:style-name="Standard">Pago a Proveedores</text:p>
      <text:p text:style-name="Standard">Factura a Proveedores</text:p>
      <text:p text:style-name="Standard">Comprobante (certificado) de Retención</text:p>
      <text:p text:style-name="P8"><text:soft-page-break/>(ver las demás traducciones de documentos, como Movimiento de Inventario, Diario de caja, Inventario físico, Pedidos, Presupuestos, Remitos? Etc . <text:span text:style-name="T16">Chequear la versión 3.7 que tiene mucho mejor la traducción</text:span>)</text:p>
      <text:p text:style-name="P17"/>
      <text:p text:style-name="P18">Las Orders tienen un documento destino a facturar, entonces al completar la Standard Orden cumple la regla de facturación y en tipo de documento seleccionamos el tipo de documento destino, y allí cargamos Factura A0001/B0001 etc según corresponda Aquí entran los call outs porque cada punto de venta tendrá una POS Order asignada, pero esta al momento de generar la factura debe elegir entre A o B (con su correspondiente punto de venta) dependiendo de la condición en IVA del BP (Tercero).</text:p>
      <text:p text:style-name="P17"/>
      <text:p text:style-name="P18">Al completar una <text:span text:style-name="T16">POS Order</text:span> (tipo de Orden que emite el PDV), ésta emite y completa los siguientes documentos:</text:p>
      <text:p text:style-name="P18"/>
      <text:p text:style-name="P18">Entrega (MM Shipment Indirect)</text:p>
      <text:p text:style-name="P18">Factura (AR Invoice Indirect) <text:s/>asociada en la ventana 'tipo de documento', campo 'tipo de documento para la factura'.</text:p>
      <text:p text:style-name="P18">Una entrada en el Libro de Efectivo del tipo Invoice. <text:span text:style-name="T4">(Ojo, se han reportado que se generan </text:span><text:span text:style-name="T4">múltiples entradas en el libro de efectivo cuando se completa una POS Order desde el PDV si la hora del Sistema y de la BD es diferente).</text:span></text:p>
      <text:p text:style-name="P9"/>
      <text:p text:style-name="P18"><text:span text:style-name="T16">Credit Order</text:span>, al completar genera una entrega <text:s/>y genera la correspondiente Factura de Venta (tiene el mismo WF interno que la <text:span text:style-name="T16">POS Order</text:span> pero el pago puede ser opcional, es decir no lo cierra en efectivo)</text:p>
      <text:p text:style-name="P18"/>
      <text:p text:style-name="P18"><text:span text:style-name="T16">NOTA IMPORTANTE</text:span>: La facturación directa desde la ventana Facturas CXC (Cliente) no genera movimiento de stock, no tiene asociada entregas. Solo factura. Para crear una venta directa, debemos generar una POS Order en la ventana Orden de venta que al completar automáticamente genera la Factura (el tipo de factura a generar está definido en la ventana Tipo de documento destino). Al completar la POS Order se genera también una 'entrega' que activa el movimiento de stock correspondiente.</text:p>
      <text:p text:style-name="P18"/>
      <text:h text:style-name="P39" text:outline-level="2">1. Autorización de Devolución de Materiales ADM (RMA)</text:h>
      <text:p text:style-name="P35">El proceso de devoluciones, que involucra devoluciones al proveedor y devoluciones de clientes, en Adempiere inicia desde la creación de la Autorización de Devolución de Materiales RMA, posteriormente se realizan los recibos y entregas de materiales, y finalmente se generan las notas de crédito y débito respectivamente. La ventana ADM (RMA) se ubica en el menú de Adempiere en Devoluciones. Además debe definirse un tipo de ADM, que se lleva a cabo desde la ventana Tipo ADM (RMA) en esta misma ubicación. </text:p>
      <text:p text:style-name="P9">Al hacer clic sobre el icono Tipo ADM (RMA) se despliega una ventana. Es necesario definir el tipo de devolución desde el campo Nombre. Además debe definirse la Compañía y organización. El resto de la información es opcional. Los tipos de devolución podrían referirse a las razones por las cuales se está llevando a cabo la devolución, por ejemplo: Dañados, Productos Errados, etc. </text:p>
      <text:p text:style-name="P9">La devolución se lleva a cabo desde las ventanas “Devolución Cliente”o “devolución Proveedor” Según corresponda.</text:p>
      <text:p text:style-name="P9">AR Credit Memo?es la n/c?</text:p>
      <text:p text:style-name="Standard"/>
      <text:p text:style-name="Standard">*<text:span text:style-name="T2">Contra-documentos</text:span> los contra-documentos son necesarios la hacer operaciones entre organizaciones de la misma empresa. Entonces al realizar una operación que involucra un documento en una de las organizaciones debemos establecer que documento corresponde emitir en <text:soft-page-break/>la otra. Por ejemplo si generamos una venta en la Organización A, emitimos una factura de ventas AR Invoice CxC y en la organización B el documento debería ser una Facturas de Compras, AP Invoice CxP. Con lo cual el contra documento de la AR Invoice en la Org A es una AP invocie.</text:p>
      <text:p text:style-name="Standard"/>
      <text:p text:style-name="P4">Operaciones de Ventas</text:p>
      <text:p text:style-name="P7"/>
      <text:p text:style-name="Standard">El presupuesto (Non-Binding offer) tiene que tener un estado de 'En progreso' (no completo) para poder ser convertido en una Standard order.</text:p>
      <text:p text:style-name="Standard"/>
      <text:p text:style-name="Standard"/>
      <text:p text:style-name="Standard"/>
      <text:list xml:id="list270985082" text:style-name="L5">
        <text:list-item>
          <text:p text:style-name="P48">Tipos de documentos (ordenes de venta en AD) Ly tiene :</text:p>
          <text:p text:style-name="P48">Devolución del cliente</text:p>
          <text:p text:style-name="P48">Parte de Movimientos</text:p>
          <text:p text:style-name="P48">Remito de Salida</text:p>
        </text:list-item>
      </text:list>
      <text:p text:style-name="Standard"/>
      <text:p text:style-name="P2">Cuentas Corrientes en Ventas</text:p>
      <text:p text:style-name="P28">Consultar a la gente de LEIMAT como realizan la operatoria.</text:p>
      <text:p text:style-name="P2">Cuentas Corrientes en Compras</text:p>
      <text:p text:style-name="P28">Consultar a la gente de LEIMAT como realizan la operatoria.</text:p>
      <text:p text:style-name="P28"/>
      <text:p text:style-name="P28"/>
      <text:p text:style-name="P5">WORKFLOW</text:p>
      <text:p text:style-name="P28"/>
      <text:p text:style-name="P28">Al cargar las actividades (nodos) si en algún caso tuviéramos 2 o más actividades siguientes en la transición, comenzamos la carga con la actividad siguiente que tiene la condición más particular hasta terminar con la que no tiene condiciones o tiene la condición más general (la secuencia del particular debe ser menor que la del general). Pag, 310</text:p>
      <text:p text:style-name="P28"/>
      <text:p text:style-name="P28"/>
      <text:p text:style-name="P28"/>
      <text:p text:style-name="P28">Apartado traducciones nombres de Documentos</text:p>
      <text:p text:style-name="P28"/>
      <text:list xml:id="list566415308" text:style-name="L6">
        <text:list-item>
          <text:p text:style-name="P49">Purchase Requisition = Pedido a Proveedores</text:p>
        </text:list-item>
      </text:list>
      <text:p text:style-name="P28"/>
      <text:p text:style-name="P28"/>
      <text:p text:style-name="Standard"><text:span text:style-name="T2">Pagos:</text:span><text:span text:style-name="T20"> desde la ventana Pagos puede ser utilizada también para pagar cargos mensuales, tales como alquileres o utilidades. En estos casos usted seleccionaría un Tercero y una cuenta de Cargo, junto con el monto correspondiente. Esto le permite ingresar Pagos y generar cheques para aquellos casos en los cuales </text:span><text:span text:style-name="T3">no existe</text:span><text:span text:style-name="T20"> una Factura de Compra. </text:span></text:p>
      <text:p text:style-name="P28"/>
      <text:p text:style-name="P28">Ver Pago en efectivo de Facturas con <text:s/>retenciones/percepciones (Trifon payment)?/Mckay analizar, consultar a Alejandro Falcone como lo resolvieron ellos.</text:p>
      <text:p text:style-name="P28"/>
      <text:p text:style-name="P28">PAGOS: Para lograr una correcta contabilización al pagar desde 'Diario de Efectio' el ajuste en la factura debemos cargarlo en negativo. Cuando cargamos una factura en la Línea de caja el importe de las retenciones lo trae en positivo. Y es correcto pero la cuenta que hace el sistema es = importe factura - ajuste. Como en un pago Importe factura viene negativo entonces =&gt; (-Importe total factura) - (-ajuste) = Importe factura sin la retención. Esto nos da el importe correcto de pago y el ajuste lo contabiliza como Retención. </text:p>
      <text:p text:style-name="P28"><text:s/></text:p>
      <text:p text:style-name="P28">Posible Solución: Implementar 'un método' que que traiga las <text:s/>Retenciones al campo ajuste. El <text:soft-page-break/>signo del importe se define así:</text:p>
      <text:p text:style-name="P28">si procesamos una AP Invoice (es Retención) =&gt; signo negativo</text:p>
      <text:p text:style-name="P28"/>
      <text:p text:style-name="P28">Cuando completamos un Pago/Cobro que implica un cheque , depósito o débito, el asiento del pago se realiza por una cuenta In Transfer. (Por ej. en el caso del cheque =&gt;Checking In Transfer ). Claramente esta en una cuenta mediadora o de clearing. La cuenta real será generada cuando ingresemos el/los movimientos en el Estado de Cuentas Bancario y lo completemos. El objetivo del Estado de cuentas bancario es la conciliación <text:s/>con el Resumen Bancario emitido por el Banco.</text:p>
      <text:p text:style-name="P28"/>
      <text:p text:style-name="P2">Implementación LEIMAT</text:p>
      <text:p text:style-name="P28"/>
      <text:p text:style-name="P28">Garantías</text:p>
      <text:p text:style-name="Standard"><text:span text:style-name="T20">Se podría generar un ingreso (recibo de material-MMReceipt) de una batería en Garantía (producto distinto a las baterías que están a la venta) este producto puede contener una Instancia de Conjunto de atributos donde cargamos todos los datos necesarios para el ingreso: </text:span>Modelo de batería, Vehículo y notas. Todo esto si necesitan mantener un inventario de los productos que reingresan por Garantía.</text:p>
      <text:p text:style-name="Standard">Y Por otro lado se realiza una egreso de una Batería/Producto con Garantía de las que está a la venta. Ésto lo registramos desde la ventana <text:span text:style-name="T16">Inventario Uso interno </text:span><text:span text:style-name="T23">eligiendo el cargo </text:span><text:span text:style-name="T16">Salida por Garantía</text:span> y así se disminuye el stock.</text:p>
      <text:p text:style-name="Standard">Ver con contador el tipo de cuenta a asignar a la combinación en Adempiere. </text:p>
      <text:p text:style-name="Standard"/>
      <text:p text:style-name="Standard">Crear un conjunto de atributos para asignarle a los productos que tengan garantía.</text:p>
      <text:p text:style-name="Standard"><text:span text:style-name="T2">Atributos del conjunto</text:span>:</text:p>
      <text:list xml:id="list1020946830" text:style-name="L7">
        <text:list-item>
          <text:p text:style-name="P50">Tiempo de Garantía (no instancia, se asigna al producto al crearlo): 6, 12 y 18 meses (Lista)</text:p>
        </text:list-item>
        <text:list-item>
          <text:p text:style-name="P50">Estado de Regulador de voltaje (de instancia, al cargar la factura): Bajo Carga, OK, Sobrecarga (Lista).</text:p>
        </text:list-item>
        <text:list-item>
          <text:p text:style-name="P50">Modelo del vehículo</text:p>
        </text:list-item>
        <text:list-item>
          <text:p text:style-name="P50">Dominio del Vehículo</text:p>
        </text:list-item>
      </text:list>
      <text:p text:style-name="Standard"/>
      <text:p text:style-name="Standard">Setear a este Conjunto de Atributos como<text:span text:style-name="T16"> Siempre Obligatorio </text:span><text:span text:style-name="T23">para que al momento de ingrear se no deje completar si no se eligió la instancia ya creada (debe haber una sola existente), y para que no permita completar una operación de venta sin haber ingresado los datos de los atributos.</text:span></text:p>
      <text:p text:style-name="P30"/>
      <text:p text:style-name="P32"><text:span text:style-name="T23">Si en la pestaña excluir de la ventana </text:span><text:span text:style-name="T16">Conjunto de Atributos </text:span><text:span text:style-name="T23">por ejemplo incluimos la Tabla C_OrderLine_Línea y NO seleccionamos el flag </text:span><text:span text:style-name="T16">Transacción de ventas</text:span><text:span text:style-name="T23">, esto no permitirá al usuario cambiar la instancia del atributo en la Orden de Compra </text:span><text:span text:style-name="T10">(ver si AD genera una nueva instancia o selecciona la única creada)</text:span><text:span text:style-name="T14"> efectivamente realizando esto Deshabilita el botón de atributos en las Órdenes de compra. Se puede deshabilitar en varias las tablas del proceso de compras y ventas.</text:span></text:p>
      <text:p text:style-name="P21"><text:s/></text:p>
      <text:p text:style-name="Standard">No olvidar generar la lista de búsqueda de atributos (<text:span text:style-name="T16">Menú | Gestión de Materiales | Atributos del Producto | Búsqueda de atributo) </text:span>y agregar estos atributos de Garantía para ubicarlos fácilmente. Primero se crea la Búsqueda de Atributo y luego se asigna cada atributo a esa búsqueda (seleccionando la busqueda en la ventana del Atributo)</text:p>
      <text:p text:style-name="Standard"/>
      <text:p text:style-name="Standard"/>
      <text:p text:style-name="P2">INVENTARIO</text:p>
      <text:p text:style-name="Standard"/>
      <text:p text:style-name="Standard">Si existiera una diferencia entre el stock físico y el del sistema ir a <text:s/>Menú&gt;Gestión de Materiales&gt;Inventario Físico</text:p>
      <text:p text:style-name="Standard"/>
      <text:p text:style-name="Standard">Allí crear una nueva lista de conteo de ser necesario o simplemente ingresar un nuevo registro. Es <text:soft-page-break/>aconsejable crear desde la lista los productos que queremos modificar porque el proceso trae todas las entradas. Una vez realizada la corrección completamos el documento (Sil clickeamos en Actualizar cantidad se descartan los cambios y vuelve la lista al valor anterior del sistema).</text:p>
      <text:p text:style-name="Standard"/>
      <text:p text:style-name="Standard">Cuando generamos una orden de Venta la regla de entrega se usa para evaluar el inventario disponible.</text:p>
      <text:p text:style-name="Standard"/>
      <text:p text:style-name="Standard">CONTROLADOR FISCAL</text:p>
      <text:p text:style-name="P34"><text:span text:style-name="T25"><text:script script:language="JavaScript">    &lt;!--
	function mostrar_subcategoria(id){
		// Si esta visible lo oculto, si esta oculto lo muestro
		if(document.getElementById(id).style.display == "none"){
			document.getElementById(id).style.display = "inline";
			}else{
			document.getElementById(id).style.display = "none";}
	}
	//--&gt;</text:script></text:span><text:span text:style-name="T25">¿</text:span><text:span text:style-name="T4">Emite notas de crédito el controlador fiscal?</text:span></text:p>
      <text:p text:style-name="P33">El controlador fiscal no emite notas de crédito como documentos fiscales, por lo que existen dos alternativas según se trate: </text:p>
      <text:p text:style-name="P33">a)En caso de tener un controlador fiscal que emita estos comprobantes como Documentos no fiscales homologados se podrán emitir a través del Controlador sin necesidad de ser autorizados por imprenta. </text:p>
      <text:p text:style-name="P33">b) En caso de poseer un controlador fiscal que no pueda emitir estos comprobantes deberán facturar en forma manual. </text:p>
      <text:p text:style-name="P33">Fuente: Art. 6 RG 4104/98</text:p>
      <text:p text:style-name="P33"/>
      <text:h text:style-name="Heading_20_1" text:outline-level="1">TRADUCCIONES</text:h>
      <text:p text:style-name="P38">Ver el Doc Compartido Implementaciones 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ohit Devanagari1" svg:font-family="'Lohit Devanagari'"/>
    <style:font-face style:name="OpenSymbol" svg:font-family="OpenSymbol"/>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Devanagari"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os damian</meta:initial-creator>
    <meta:creation-date>2011-07-24T09:30:12</meta:creation-date>
    <dc:date>2012-01-24T09:43:44</dc:date>
    <dc:creator>marcos damian</dc:creator>
    <meta:editing-duration>P7DT10H15M14S</meta:editing-duration>
    <meta:editing-cycles>165</meta:editing-cycles>
    <meta:generator>OpenOffice.org/3.3$Linux OpenOffice.org_project/330m20$Build-9567</meta:generator>
    <meta:document-statistic meta:table-count="0" meta:image-count="0" meta:object-count="0" meta:page-count="17" meta:paragraph-count="378" meta:word-count="7466" meta:character-count="47341"/>
  </office:meta>
</office:document-meta>
</file>